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2</text:p>
      <text:p text:style-name="P6">Mobile Devices Configuration Guide</text:p>
      <text:p text:style-name="P3"/>
      <text:p text:style-name="P1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2 – Octo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8</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105</meta:editing-cycles>
    <meta:editing-duration>PT4H56M56S</meta:editing-duration>
    <dc:date>2012-10-23T17:20:44</dc:date>
    <meta:document-statistic meta:table-count="0" meta:image-count="2" meta:object-count="0" meta:page-count="14" meta:paragraph-count="154" meta:word-count="2006" meta:character-count="12752"/>
    <meta:user-defined meta:name="Info 1"/>
    <meta:user-defined meta:name="Info 2"/>
    <meta:user-defined meta:name="Info 3"/>
    <meta:user-defined meta:name="Info 4"/>
  </office:meta>
</office:document-meta>
</file>